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tent.xml" manifest:media-type="text/xml"/>
  <manifest:file-entry manifest:full-path="meta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808080" draw:textarea-horizontal-align="justify" draw:textarea-vertical-align="middle" draw:auto-grow-height="false" fo:min-height="0.16cm" fo:min-width="1.316cm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4" style:family="graphic" style:parent-style-name="Object_20_with_20_no_20_fill_20_and_20_no_20_line">
      <style:graphic-properties svg:stroke-color="#009353" draw:textarea-vertical-align="middle" draw:ole-draw-aspect="1" style:protect="size"/>
    </style:style>
    <style:style style:name="gr5" style:family="graphic" style:parent-style-name="objectwithoutfill">
      <style:graphic-properties svg:stroke-width="0.025cm" svg:stroke-color="#000000" draw:marker-start-width="0.266cm" draw:marker-end="Symmetric_20_Arrow" draw:marker-end-width="0.266cm" draw:fill="none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svg:stroke-color="#000000" draw:marker-start="Half_20_Arrow_20_Left" draw:marker-end="Half_20_Arrow_20_Right" draw:fill="none" draw:textarea-vertical-align="middle"/>
    </style:style>
    <style:style style:name="gr7" style:family="graphic" style:parent-style-name="objectwithoutfill">
      <style:graphic-properties svg:stroke-width="0.051cm" svg:stroke-color="#009353" draw:marker-start-width="0.355cm" draw:marker-end="Symmetric_20_Arrow" draw:marker-end-width="0.254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25cm" svg:stroke-color="#680059" draw:marker-start-width="0.266cm" draw:marker-end="Symmetric_20_Arrow" draw:marker-end-width="0.266cm" draw:fill="none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svg:stroke-width="0.025cm" svg:stroke-color="#21409a" draw:marker-start-width="0.266cm" draw:marker-end="Symmetric_20_Arrow" draw:marker-end-width="0.24cm" draw:fill="none" draw:textarea-vertical-align="middle" fo:padding-top="0.137cm" fo:padding-bottom="0.137cm" fo:padding-left="0.262cm" fo:padding-right="0.262cm"/>
    </style:style>
    <style:style style:name="gr10" style:family="graphic" style:parent-style-name="objectwithoutfill">
      <style:graphic-properties svg:stroke-width="0.051cm" svg:stroke-color="#680059" draw:marker-start-width="0.355cm" draw:marker-end="Symmetric_20_Arrow" draw:marker-end-width="0.254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ce181e" draw:marker-start-width="0.355cm" draw:marker-end="Symmetric_20_Arrow" draw:marker-end-width="0.254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816cm" svg:height="0.41cm" draw:transform="rotate (-0.00261799387799158) translate (7.88cm 2.667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16cm" svg:height="0.41cm" draw:transform="rotate (0.709825406786094) translate (10.901cm 7.277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16cm" svg:height="0.41cm" draw:transform="rotate (-0.636172512351933) translate (5.114cm 6.136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613cm" svg:height="0.528cm" svg:x="8.256cm" svg:y="3.75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64cm" svg:height="0.528cm" svg:x="7.656cm" svg:y="5.25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513cm" svg:height="0.47cm" svg:x="7.626cm" svg:y="4.51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3" draw:text-style-name="P3" draw:layer="layout" svg:x1="8.874cm" svg:y1="2.778cm" svg:x2="5.793cm" svg:y2="6.842cm">
          <text:p/>
        </draw:line>
        <draw:line draw:style-name="gr3" draw:text-style-name="P3" draw:layer="layout" svg:x1="5.572cm" svg:y1="6.842cm" svg:x2="13.7cm" svg:y2="6.842cm">
          <text:p/>
        </draw:line>
        <draw:frame draw:style-name="gr2" draw:text-style-name="P2" draw:layer="layout" svg:width="0.466cm" svg:height="0.47cm" svg:x="4.859cm" svg:y="3.75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3" draw:text-style-name="P3" draw:layer="layout" svg:x1="13.573cm" svg:y1="5.318cm" svg:x2="11.649cm" svg:y2="6.919cm">
          <text:p/>
        </draw:line>
        <draw:frame draw:style-name="gr4" draw:text-style-name="P2" draw:layer="layout" svg:width="0.564cm" svg:height="0.462cm" svg:x="10.923cm" svg:y="7.68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" draw:text-style-name="P3" draw:layer="layout" svg:x1="8.493cm" svg:y1="2.524cm" svg:x2="12.303cm" svg:y2="7.477cm">
          <text:p/>
        </draw:line>
        <draw:path draw:style-name="gr5" draw:text-style-name="P3" draw:layer="layout" svg:width="1.777cm" svg:height="1.954cm" draw:transform="rotate (1.69523830246209) translate (11.3107325131013cm 7.55139670780788cm)" svg:viewBox="0 0 1778 1955" svg:d="M1778 710c-3828-2142-284 1245-284 1245">
          <text:p/>
        </draw:path>
        <draw:line draw:style-name="gr6" draw:text-style-name="P3" draw:layer="layout" svg:x1="5.318cm" svg:y1="5.191cm" svg:x2="5.318cm" svg:y2="2.905cm">
          <text:p/>
        </draw:line>
        <draw:line draw:style-name="gr7" draw:text-style-name="P3" draw:layer="layout" svg:x1="8.777cm" svg:y1="5.191cm" svg:x2="8.777cm" svg:y2="4.048cm">
          <text:p/>
        </draw:line>
        <draw:path draw:style-name="gr8" draw:text-style-name="P3" draw:layer="layout" svg:width="1.401cm" svg:height="0.685cm" draw:transform="rotate (-0.519060919543114) translate (8.01614482784428cm 4.6887423472785cm)" svg:viewBox="0 0 1402 686" svg:d="M1402 686c-504-882-1402-662-1402-662">
          <text:p/>
        </draw:path>
        <draw:line draw:style-name="gr3" draw:text-style-name="P3" draw:layer="layout" svg:x1="4.81cm" svg:y1="5.205cm" svg:x2="8.747cm" svg:y2="5.205cm">
          <text:p/>
        </draw:line>
        <draw:path draw:style-name="gr5" draw:text-style-name="P3" draw:layer="layout" svg:width="1.59cm" svg:height="1.207cm" draw:transform="rotate (1.69523830246209) translate (5.26244791851566cm 7.49992489166814cm)" svg:viewBox="0 0 1591 1208" svg:d="M1591 767c-1291-1953-1591 441-1591 441">
          <text:p/>
        </draw:path>
        <draw:line draw:style-name="gr3" draw:text-style-name="P3" draw:layer="layout" svg:x1="7.477cm" svg:y1="8.156cm" svg:x2="5.699cm" svg:y2="6.759cm">
          <text:p/>
        </draw:line>
        <draw:frame draw:style-name="gr4" draw:text-style-name="P2" draw:layer="layout" svg:width="0.56cm" svg:height="0.462cm" svg:x="4.502cm" svg:y="6.89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9" draw:text-style-name="P3" draw:layer="layout" svg:x1="5.776cm" svg:y1="6.82cm" svg:x2="7.096cm" svg:y2="7.858cm">
          <text:p/>
        </draw:line>
        <draw:line draw:style-name="gr9" draw:text-style-name="P3" draw:layer="layout" svg:x1="11.775cm" svg:y1="6.834cm" svg:x2="12.778cm" svg:y2="5.964cm">
          <text:p/>
        </draw:line>
        <draw:frame draw:style-name="gr2" draw:text-style-name="P2" draw:layer="layout" svg:width="0.543cm" svg:height="0.53cm" svg:x="6.456cm" svg:y="7.55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10" draw:text-style-name="P3" draw:layer="layout" svg:x1="8.766cm" svg:y1="5.231cm" svg:x2="9.301cm" svg:y2="4.075cm">
          <text:p/>
        </draw:line>
        <draw:frame draw:style-name="gr2" draw:text-style-name="P2" draw:layer="layout" svg:width="0.424cm" svg:height="0.47cm" svg:x="9.256cm" svg:y="3.85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3" draw:text-style-name="P3" draw:layer="layout" svg:x1="4.811cm" svg:y1="2.905cm" svg:x2="8.748cm" svg:y2="2.905cm">
          <text:p/>
        </draw:line>
        <draw:line draw:style-name="gr11" draw:text-style-name="P3" draw:layer="layout" svg:x1="8.766cm" svg:y1="5.218cm" svg:x2="7.858cm" svg:y2="5.191cm">
          <text:p/>
        </draw:line>
        <draw:line draw:style-name="gr9" draw:text-style-name="P3" draw:layer="layout" svg:x1="8.747cm" svg:y1="2.905cm" svg:x2="6.969cm" svg:y2="2.905cm">
          <text:p/>
        </draw:line>
        <draw:frame draw:style-name="gr2" draw:text-style-name="P2" draw:layer="layout" svg:width="0.551cm" svg:height="0.53cm" svg:x="6.957cm" svg:y="2.35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3" draw:text-style-name="P3" draw:layer="layout" svg:x1="8.747cm" svg:y1="1.508cm" svg:x2="8.749cm" svg:y2="2.905cm">
          <text:p/>
        </draw:line>
        <draw:line draw:style-name="gr3" draw:text-style-name="P3" draw:layer="layout" svg:x1="5.847cm" svg:y1="5.409cm" svg:x2="5.849cm" svg:y2="6.806cm">
          <text:p/>
        </draw:line>
        <draw:line draw:style-name="gr3" draw:text-style-name="P3" draw:layer="layout" svg:x1="11.747cm" svg:y1="5.41cm" svg:x2="11.749cm" svg:y2="6.807cm">
          <text:p/>
        </draw:line>
        <draw:path draw:style-name="gr5" draw:text-style-name="P3" draw:layer="layout" svg:width="1.149cm" svg:height="1.039cm" draw:transform="rotate (1.69523830246209) translate (7.85798705896286cm 2.90500161877287cm)" svg:viewBox="0 0 1150 1040" svg:d="M1150 1040c-252-1056-1150-1040-1150-1040">
          <text:p/>
        </draw:path>
        <draw:frame draw:style-name="gr4" draw:text-style-name="P2" draw:layer="layout" svg:width="0.569cm" svg:height="0.462cm" svg:x="7.602cm" svg:y="1.59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Half_20_Arrow_20_Left" draw:display-name="Half Arrow Left" svg:viewBox="0 0 10 15" svg:d="M10 0zM5 0l-5 15h5z"/>
    <draw:marker draw:name="Half_20_Arrow_20_Right" draw:display-name="Half Arrow Right" svg:viewBox="0 0 10 15" svg:d="M0 0zM5 0l5 15h-5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2T16:34:56.248777065</meta:creation-date>
    <dc:date>2019-09-24T15:35:20.971002739</dc:date>
    <meta:editing-duration>PT59M16S</meta:editing-duration>
    <meta:editing-cycles>12</meta:editing-cycles>
    <meta:generator>LibreOffice/6.0.7.3$Linux_X86_64 LibreOffice_project/00m0$Build-3</meta:generator>
    <meta:document-statistic meta:object-count="34"/>
  </office:meta>
</office:document-meta>
</file>

<file path=Object 1/content.xml><?xml version="1.0" encoding="utf-8"?>
<math xmlns="http://www.w3.org/1998/Math/MathML" display="block">
  <semantics>
    <msup>
      <mi>x</mi>
      <mi>B</mi>
    </msup>
    <annotation encoding="StarMath 5.0">x^B
</annotation>
  </semantics>
</math>
</file>

<file path=Object 10/content.xml><?xml version="1.0" encoding="utf-8"?>
<math xmlns="http://www.w3.org/1998/Math/MathML" display="block">
  <semantics>
    <msub>
      <mi>β</mi>
      <mn>0</mn>
    </msub>
    <annotation encoding="StarMath 5.0">%beta_0
</annotation>
  </semantics>
</math>
</file>

<file path=Object 2/content.xml><?xml version="1.0" encoding="utf-8"?>
<math xmlns="http://www.w3.org/1998/Math/MathML" display="block">
  <semantics>
    <msup>
      <mi>y</mi>
      <mi>B</mi>
    </msup>
    <annotation encoding="StarMath 5.0">y^B</annotation>
  </semantics>
</math>
</file>

<file path=Object 3/content.xml><?xml version="1.0" encoding="utf-8"?>
<math xmlns="http://www.w3.org/1998/Math/MathML" display="block">
  <semantics>
    <mi>w</mi>
    <annotation encoding="StarMath 5.0">w</annotation>
  </semantics>
</math>
</file>

<file path=Object 4/content.xml><?xml version="1.0" encoding="utf-8"?>
<math xmlns="http://www.w3.org/1998/Math/MathML" display="block">
  <semantics>
    <mi>L</mi>
    <annotation encoding="StarMath 5.0">L</annotation>
  </semantics>
</math>
</file>

<file path=Object 5/content.xml><?xml version="1.0" encoding="utf-8"?>
<math xmlns="http://www.w3.org/1998/Math/MathML" display="block">
  <semantics>
    <msub>
      <mi>β</mi>
      <mn>2</mn>
    </msub>
    <annotation encoding="StarMath 5.0">%beta_2
</annotation>
  </semantics>
</math>
</file>

<file path=Object 6/content.xml><?xml version="1.0" encoding="utf-8"?>
<math xmlns="http://www.w3.org/1998/Math/MathML" display="block">
  <semantics>
    <mstyle mathvariant="bold">
      <mi>v</mi>
    </mstyle>
    <annotation encoding="StarMath 5.0">bold v </annotation>
  </semantics>
</math>
</file>

<file path=Object 7/content.xml><?xml version="1.0" encoding="utf-8"?>
<math xmlns="http://www.w3.org/1998/Math/MathML" display="block">
  <semantics>
    <msub>
      <mi>β</mi>
      <mn>1</mn>
    </msub>
    <annotation encoding="StarMath 5.0">%beta_1
</annotation>
  </semantics>
</math>
</file>

<file path=Object 8/content.xml><?xml version="1.0" encoding="utf-8"?>
<math xmlns="http://www.w3.org/1998/Math/MathML" display="block">
  <semantics>
    <msub>
      <mi>u</mi>
      <mn>1</mn>
    </msub>
    <annotation encoding="StarMath 5.0">u_1
</annotation>
  </semantics>
</math>
</file>

<file path=Object 9/content.xml><?xml version="1.0" encoding="utf-8"?>
<math xmlns="http://www.w3.org/1998/Math/MathML" display="block">
  <semantics>
    <msub>
      <mi>u</mi>
      <mn>0</mn>
    </msub>
    <annotation encoding="StarMath 5.0">u_0
</annotation>
  </semantics>
</math>
</file>